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cm" fo:min-width="3.32cm"/>
    </style:style>
    <style:style style:name="gr2" style:family="graphic" style:parent-style-name="standard">
      <style:graphic-properties draw:textarea-horizontal-align="justify" draw:textarea-vertical-align="middle" draw:auto-grow-height="false" fo:min-height="0.57cm" fo:min-width="2.58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06cm" fo:min-width="2.964cm"/>
    </style:style>
    <style:style style:name="gr5" style:family="graphic" style:parent-style-name="standard">
      <style:graphic-properties draw:textarea-horizontal-align="justify" draw:textarea-vertical-align="middle" draw:auto-grow-height="false" fo:min-height="0.67cm" fo:min-width="3.39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1.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4cm" svg:height="1.4cm" svg:x="6.6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9cm" svg:height="1.3cm" svg:x="6.7cm" svg:y="3.2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9.3cm" svg:y1="2.5cm" svg:x2="9.763cm" svg:y2="3.2cm" draw:start-shape="id1" draw:start-glue-point="8" draw:end-shape="id2" draw:end-glue-point="4" svg:d="M9300 2500l463 700" svg:viewBox="0 0 464 701">
          <text:p/>
        </draw:connector>
        <draw:custom-shape draw:style-name="gr2" draw:text-style-name="P1" xml:id="id3" draw:id="id3" draw:layer="layout" svg:width="4.9cm" svg:height="1.3cm" svg:x="6.7cm" svg:y="5.6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9.15cm" svg:y1="4.5cm" svg:x2="9.15cm" svg:y2="5.6cm" draw:start-shape="id2" draw:start-glue-point="8" draw:end-shape="id3" draw:end-glue-point="5" svg:d="M9150 4500v1100" svg:viewBox="0 0 1 1101">
          <text:p/>
        </draw:connector>
        <draw:connector draw:style-name="gr3" draw:text-style-name="P2" draw:layer="layout" draw:type="line" svg:x1="9.15cm" svg:y1="6.9cm" svg:x2="11cm" svg:y2="8.4cm" draw:start-shape="id3" draw:start-glue-point="8" draw:end-shape="id4" draw:end-glue-point="4" svg:d="M9150 6900l1850 1500" svg:viewBox="0 0 1851 1501">
          <text:p/>
        </draw:connector>
        <draw:custom-shape draw:style-name="gr4" draw:text-style-name="P1" xml:id="id5" draw:id="id5" draw:layer="layout" svg:width="5.5cm" svg:height="1.2cm" svg:x="14.6cm" svg:y="12.5cm">
          <text:p text:style-name="P1">drukuj a &gt;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6" draw:id="id6" draw:layer="layout" svg:width="5.5cm" svg:height="1.3cm" svg:x="7.5cm" svg:y="19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13.7cm" svg:x2="10.25cm" svg:y2="19.2cm" draw:start-shape="id5" draw:start-glue-point="8" draw:end-shape="id6" draw:end-glue-point="4" svg:d="M17350 13700l-7100 5500" svg:viewBox="0 0 7101 5501">
          <text:p/>
        </draw:connector>
        <draw:custom-shape draw:style-name="gr6" draw:text-style-name="P1" xml:id="id4" draw:id="id4" draw:layer="layout" svg:width="4cm" svg:height="3.4cm" svg:x="9cm" svg:y="8.4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3cm" svg:y1="10.1cm" svg:x2="18.038cm" svg:y2="12.5cm" draw:start-shape="id4" draw:start-glue-point="7" draw:end-shape="id5" draw:end-glue-point="4" svg:d="M13000 10100h5038v2400" svg:viewBox="0 0 5039 2401">
          <text:p text:style-name="P1">TAK</text:p>
        </draw:connector>
        <draw:custom-shape draw:style-name="gr6" draw:text-style-name="P1" xml:id="id7" draw:id="id7" draw:layer="layout" svg:width="4cm" svg:height="3.4cm" svg:x="4.3cm" svg:y="11.6cm">
          <text:p text:style-name="P1">b &lt; 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cm" svg:y1="10.1cm" svg:x2="6.3cm" svg:y2="11.6cm" draw:start-shape="id4" draw:start-glue-point="5" draw:end-shape="id7" draw:end-glue-point="4" svg:d="M9000 10100h-2700v1500" svg:viewBox="0 0 2701 1501">
          <text:p text:style-name="P1">NIE</text:p>
        </draw:connector>
        <draw:custom-shape draw:style-name="gr4" draw:text-style-name="P1" xml:id="id9" draw:id="id9" draw:layer="layout" svg:width="5.5cm" svg:height="1.2cm" svg:x="7.9cm" svg:y="15.3cm">
          <text:p text:style-name="P1">drukuj b &lt;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8" draw:id="id8" draw:layer="layout" svg:width="5.5cm" svg:height="1.2cm" svg:x="1cm" svg:y="16.7cm">
          <text:p text:style-name="P1">drukuj a =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4.3cm" svg:y1="13.3cm" svg:x2="3.75cm" svg:y2="16.7cm" draw:start-shape="id7" draw:start-glue-point="5" draw:end-shape="id8" draw:end-glue-point="5" svg:d="M4300 13300h-550v3400" svg:viewBox="0 0 551 3401">
          <text:p text:style-name="P1">NIE</text:p>
        </draw:connector>
        <draw:connector draw:style-name="gr7" draw:text-style-name="P2" draw:layer="layout" svg:x1="8.3cm" svg:y1="13.3cm" svg:x2="10.65cm" svg:y2="15.3cm" draw:start-shape="id7" draw:start-glue-point="7" draw:end-shape="id9" svg:d="M8300 13300h2350v2000" svg:viewBox="0 0 2351 2001">
          <text:p text:style-name="P1">TAK</text:p>
        </draw:connector>
        <draw:connector draw:style-name="gr3" draw:text-style-name="P2" draw:layer="layout" draw:type="line" svg:x1="5.813cm" svg:y1="17.3cm" svg:x2="7.5cm" svg:y2="19.85cm" draw:start-shape="id8" draw:start-glue-point="6" draw:end-shape="id6" svg:d="M5813 17300l1687 2550" svg:viewBox="0 0 1688 2551">
          <text:p/>
        </draw:connector>
        <draw:connector draw:style-name="gr3" draw:text-style-name="P2" draw:layer="layout" draw:type="line" svg:x1="10.65cm" svg:y1="16.5cm" svg:x2="10.25cm" svg:y2="19.2cm" draw:start-shape="id9" draw:start-glue-point="8" draw:end-shape="id6" draw:end-glue-point="4" svg:d="M10650 16500l-400 2700" svg:viewBox="0 0 401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7:45:58.881925760</meta:creation-date>
    <dc:date>2019-11-06T08:32:56.444398332</dc:date>
    <meta:editing-duration>PT14M59S</meta:editing-duration>
    <meta:editing-cycles>2</meta:editing-cycles>
    <meta:generator>LibreOffice/6.0.7.3$Linux_X86_64 LibreOffice_project/00m0$Build-3</meta:generator>
    <meta:document-statistic meta:object-count="19"/>
  </office:meta>
</office:document-meta>
</file>